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 svg:panose-1="2 11 6 3 3 8 4 2 2 4"/>
    <style:font-face style:name="Source Sans Pro Black" svg:font-family="Source Sans Pro Black" style:font-family-generic="swiss" style:font-pitch="variable" svg:panose-1="2 11 8 3 3 4 3 2 2 4"/>
    <style:font-face style:name="Nimbus Sans L" svg:font-family="Nimbus Sans L" style:font-family-generic="swiss" style:font-pitch="variable"/>
    <style:font-face style:name="Source Sans Pro" svg:font-family="Source Sans Pro" style:font-family-generic="swiss" style:font-pitch="variable" svg:panose-1="2 11 5 3 3 4 3 2 2 4"/>
    <style:font-face style:name="Times New Roman" svg:font-family="Times New Roman" style:font-family-generic="roman" style:font-pitch="variable" svg:panose-1="2 2 6 3 5 4 5 2 3 4"/>
    <style:font-face style:name="Liberation Sans Narrow" svg:font-family="Liberation Sans Narrow" style:font-family-generic="swiss" style:font-pitch="variable" svg:panose-1="2 11 6 6 2 2 2 3 2 4"/>
    <style:font-face style:name="Source Sans Pro ExtraLight" svg:font-family="Source Sans Pro ExtraLight" style:font-family-generic="swiss" style:font-pitch="variable" svg:panose-1="2 11 3 3 3 4 3 2 2 4"/>
    <style:font-face style:name="Nimbus Mono L" svg:font-family="Nimbus Mono L" style:font-family-generic="modern" style:font-pitch="fixed"/>
    <style:font-face style:name="Liberation Sans" svg:font-family="Liberation Sans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tarSymbol" style:font-charset="x-symbol" svg:font-family="StarSymbol" style:font-family-generic="system"/>
    <style:font-face style:name="Source Sans Pro Semibold" svg:font-family="Source Sans Pro Semibold" style:font-family-generic="swiss" style:font-pitch="variable" svg:panose-1="2 11 6 3 3 4 3 2 2 4"/>
    <style:font-face style:name="Segoe UI" svg:font-family="Segoe UI" style:font-family-generic="swiss" style:font-pitch="variable" svg:panose-1="2 11 5 2 4 2 4 2 2 3"/>
    <style:font-face style:name="starbats" style:font-charset="x-symbol" svg:font-family="starbat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1">
      <text:list-level-style-bullet text:level="1" text:style-name="WW_CharLFO21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bullet text:level="2" text:style-name="WW_CharLFO22LVL2" text:bullet-char="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bats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bullet text:level="2" text:style-name="WW_CharLFO24LVL2" text:bullet-char="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bats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rststyle-title" style:master-page-name="MP0" style:family="paragraph">
      <style:paragraph-properties fo:break-before="page"/>
    </style:style>
    <style:style style:name="P4" style:parent-style-name="Standard" style:list-style-name="LFO21" style:family="paragraph"/>
    <style:style style:name="P5" style:parent-style-name="Standard" style:list-style-name="LFO21" style:family="paragraph"/>
    <style:style style:name="P6" style:parent-style-name="Standard" style:list-style-name="LFO22" style:family="paragraph"/>
    <style:style style:name="P7" style:parent-style-name="Standard" style:list-style-name="LFO22" style:family="paragraph"/>
    <style:style style:name="P8" style:parent-style-name="Standard" style:list-style-name="LFO22" style:family="paragraph"/>
    <style:style style:name="P9" style:parent-style-name="Standard" style:list-style-name="LFO22" style:family="paragraph"/>
    <style:style style:name="P10" style:parent-style-name="Standard" style:list-style-name="LFO22" style:family="paragraph"/>
    <style:style style:name="P11" style:parent-style-name="Standard" style:list-style-name="LFO22" style:family="paragraph"/>
    <style:style style:name="P12" style:parent-style-name="Standard" style:list-style-name="LFO22" style:family="paragraph"/>
    <style:style style:name="P13" style:parent-style-name="Standard" style:list-style-name="LFO23" style:family="paragraph"/>
    <style:style style:name="P14" style:parent-style-name="Standard" style:list-style-name="LFO23" style:family="paragraph"/>
    <style:style style:name="P15" style:parent-style-name="Standard" style:list-style-name="LFO23" style:family="paragraph"/>
    <style:style style:name="P16" style:parent-style-name="Standard" style:list-style-name="LFO24" style:family="paragraph"/>
    <style:style style:name="P17" style:parent-style-name="Standard" style:list-style-name="LFO24" style:family="paragraph"/>
    <style:style style:name="P18" style:parent-style-name="Standard" style:list-style-name="LFO24" style:family="paragraph"/>
    <style:style style:name="T19" style:parent-style-name="DefaultParagraphFont" style:family="text">
      <style:text-properties fo:font-weight="bold" style:font-weight-asian="bold"/>
    </style:style>
    <style:style style:name="P20" style:parent-style-name="Standard" style:list-style-name="LFO24" style:family="paragraph"/>
    <style:style style:name="P21" style:parent-style-name="Standard" style:list-style-name="LFO24" style:family="paragraph"/>
    <style:style style:name="P22" style:parent-style-name="Standard" style:list-style-name="LFO24" style:family="paragraph"/>
    <style:style style:name="T23" style:parent-style-name="DefaultParagraphFont" style:family="text">
      <style:text-properties fo:font-weight="bold" style:font-weight-asian="bold"/>
    </style:style>
    <style:style style:name="P24" style:parent-style-name="Standard" style:list-style-name="LFO24" style:family="paragraph"/>
    <style:style style:name="P25" style:parent-style-name="Standard" style:list-style-name="LFO24" style:family="paragraph"/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Standard" style:list-style-name="LFO24" style:family="paragraph"/>
    <style:style style:name="P31" style:parent-style-name="Standard" style:list-style-name="LFO24" style:family="paragraph"/>
    <style:style style:name="P32" style:parent-style-name="rststyle-heading1" style:family="paragraph">
      <style:paragraph-properties fo:break-before="page"/>
    </style:style>
    <style:style style:name="P33" style:parent-style-name="FillOutHalfway" style:family="paragraph">
      <style:text-properties fo:font-style="normal" style:font-style-asian="normal"/>
    </style:style>
    <number:date-style style:name="N34" number:language="en" number:country="US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P35" style:parent-style-name="FillOutHalfway" style:family="paragraph">
      <style:text-properties fo:font-style="normal" style:font-style-asian="normal"/>
    </style:style>
    <number:date-style style:name="N36" number:language="en" number:country="US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P37" style:parent-style-name="rststyle-heading1" style:family="paragraph">
      <style:paragraph-properties fo:break-before="page"/>
    </style:style>
    <style:style style:name="P38" style:parent-style-name="Standard" style:list-style-name="LFO25" style:family="paragraph"/>
    <style:style style:name="P39" style:parent-style-name="Standard" style:list-style-name="LFO25" style:family="paragraph"/>
    <style:style style:name="P40" style:parent-style-name="Standard" style:list-style-name="LFO25" style:family="paragraph"/>
    <style:style style:name="P41" style:parent-style-name="Standard" style:list-style-name="LFO25" style:family="paragraph"/>
  </office:automatic-styles>
  <office:body>
    <office:text text:use-soft-page-breaks="true">
      <text:p text:style-name="P1">Sponsorship Agreement</text:p>
      <text:h text:style-name="Heading11" text:outline-level="1"><text:span text:style-name="Strong">FileSender</text:span><text:s/>Sponsorship</text:h>
      <text:p text:style-name="Preamble">The parties:</text:p>
      <text:p text:style-name="Parties">Stichting<text:s/><text:span text:style-name="Strong">The Commons Conservancy</text:span>, with registered office at Science Park 400, 1098 XH Amsterdam, The Netherlands, referred to<text:s/>as<text:s/><text:span text:style-name="Strong">The Commons Conservancy</text:span>, represented by<text:s/><text:span text:style-name="Strong">Michiel Leenaars</text:span><text:s/>(Chairman of the Board)</text:p>
      <text:p text:style-name="Preamble">and:</text:p>
      <text:p text:style-name="Parties"><text:span text:style-name="Strong">Commons Caretakers B.V.</text:span>, with registered office at Science Park 400, 1098 XH Amsterdam, The Netherlands, referred to as<text:s/><text:span text:style-name="Strong">Commons Caretakers</text:span>, represented by<text:s/><text:span text:style-name="Strong">Bob Goudria</text:span><text:span text:style-name="Strong">an</text:span><text:s/>(Director)</text:p>
      <text:p text:style-name="Preamble">and:</text:p>
      <text:p text:style-name="Parties">_________________________________________, with registered office at _________________________________________, here referred to as<text:s/><text:span text:style-name="Strong">Sponsoring Organisation</text:span>, represented by _______________________</text:p>
      <text:p text:style-name="Preamble">given that:</text:p>
      <text:list text:style-name="LFO21" text:continue-numbering="true">
        <text:list-item>
          <text:p text:style-name="P4"><text:span text:style-name="Strong">The Commons Conservancy</text:span><text:s/>is a<text:s/>public benefit entity set up to provide a sustainable legal and organisational home for eligible 'free and open' projects and efforts.</text:p>
        </text:list-item>
        <text:list-item>
          <text:p text:style-name="P5"><text:span text:style-name="Strong">The Commons Conservancy</text:span><text:s/>has set up the<text:s/><text:span text:style-name="Strong">FileSender</text:span><text:s/>Programme (in short:<text:s/><text:span text:style-name="Strong">FileSender</text:span>) on behalf of the multi-stakeholder community of<text:s/><text:span text:style-name="Strong">FileSender</text:span><text:s/>as a long-term, transparent governance infrastructure. The<text:s/><text:span text:style-name="Strong">FileSender</text:span><text:s/>Programme is governed by the<text:s/><text:span text:style-name="Strong">FileSender</text:span><text:s/><text:span text:style-name="Strong">Board</text:span>.</text:p>
        </text:list-item>
      </text:list>
      <text:list text:style-name="LFO22" text:continue-numbering="true">
        <text:list-item>
          <text:p text:style-name="P6">The purpose of<text:s/><text:span text:style-name="Strong">FileSender</text:span><text:s/>is to serve the mutual needs of the worldwide community of<text:s/><text:span text:style-name="Strong">FileSender</text:span>, and the public benefit at large. Collaboration in this area is needed:</text:p>
          <text:list text:continue-numbering="true">
            <text:list-item>
              <text:p text:style-name="P7">to coordinate development and support efforts</text:p>
            </text:list-item>
            <text:list-item>
              <text:p text:style-name="P8">to create a shared vision and synergy across the global<text:s/><text:span text:style-name="Strong">FileSender</text:span><text:s/>ecosystem</text:p>
            </text:list-item>
            <text:list-item>
              <text:p text:style-name="P9">to increase the visibility and reach and grow the community;</text:p>
            </text:list-item>
            <text:list-item>
              <text:p text:style-name="P10">to create community best-practices and promote them;</text:p>
            </text:list-item>
            <text:list-item>
              <text:p text:style-name="P11">to jointly address overarching issues such as interoperability, internationalisation/localisation and security</text:p>
            </text:list-item>
            <text:list-item>
              <text:p text:style-name="P12">to discuss emerging policy and compliance issues, and whenever possible to harmonize and consolidate the approach.</text:p>
            </text:list-item>
          </text:list>
        </text:list-item>
      </text:list>
      <text:list text:style-name="LFO23" text:continue-numbering="true">
        <text:list-item>
          <text:p text:style-name="P13"><text:span text:style-name="Strong">Commons Caretakers</text:span><text:s/>is a not-for-profit entity (technically a "Fiscal Fundraising Entity", or "fiscaal fondsenwervende instelling") that has established a formal partnership with<text:s/><text:span text:style-name="Strong">The Commons Conservancy</text:span><text:s/>to help coordinate professional and volunteer<text:s/>technical and non-technical<text:s/><text:soft-page-break/>contributions (such as documentation, tests, validators and tutorials).</text:p>
        </text:list-item>
        <text:list-item>
          <text:p text:style-name="P14"><text:span text:style-name="Strong">Commons Caretakers</text:span><text:s/>provides support and infrastructure for<text:s/><text:span text:style-name="Strong">FileSender</text:span><text:s/>and the<text:s/><text:span text:style-name="Strong">FileSender</text:span><text:s/><text:span text:style-name="Strong">Board</text:span>. The<text:s/><text:span text:style-name="Strong">FileSender</text:span><text:s/><text:span text:style-name="Strong">Board</text:span><text:s/>operates<text:s/>according to the statutes and regulations established within<text:s/><text:span text:style-name="Strong">The Commons Conservancy</text:span>, and manages its work throughout the year via an<text:s/><text:span text:style-name="Strong">annually updated strategic roadmap</text:span>.</text:p>
        </text:list-item>
        <text:list-item>
          <text:p text:style-name="P15">Participation in<text:s/><text:span text:style-name="Strong">FileSender</text:span><text:s/>is open to anyone, without payment. However stakeholders are invited to become '<text:span text:style-name="Strong">FileSender</text:span><text:s/><text:span text:style-name="Strong">Sponsors</text:span>', i.e. to provide funding for<text:s/><text:span text:style-name="Strong">FileSender</text:span><text:s/>work in addition to contributing effort.</text:p>
        </text:list-item>
      </text:list>
      <text:p text:style-name="DefaultStyle">The Parties hereby agree as follows:</text:p>
      <text:list text:style-name="LFO24" text:continue-numbering="true">
        <text:list-item>
          <text:p text:style-name="P16"><text:span text:style-name="Strong">Sponsoring Organisation</text:span><text:s/>has agreed to sponsor<text:s/><text:span text:style-name="Strong">FileSender</text:span><text:s/>on an annual basis according to the _______ level, meaning an amount of _____ per annum.</text:p>
        </text:list-item>
        <text:list-item>
          <text:p text:style-name="P17">In return,<text:s/><text:span text:style-name="Strong">Sponsoring Organisation</text:span><text:s/>shall receive:</text:p>
          <text:list text:continue-numbering="true">
            <text:list-item>
              <text:p text:style-name="P18"><text:s/>an invitation to the yearly<text:s/><text:span text:style-name="T19">Filesender Sponsors’ Private Meeting</text:span></text:p>
            </text:list-item>
            <text:list-item>
              <text:p text:style-name="P20">Recognition of sponsorship at the given level on the<text:s/><text:span text:style-name="Strong">FileSender</text:span><text:s/>website;</text:p>
            </text:list-item>
            <text:list-item>
              <text:p text:style-name="P21">An annual report from the<text:s/><text:span text:style-name="Strong">FileSender</text:span><text:s/><text:span text:style-name="Strong">Board</text:span><text:s/>on the work carried out within any given year with a detailed breakdown of the expenditures;</text:p>
            </text:list-item>
            <text:list-item>
              <text:p text:style-name="P22">The opportunity to provide priority input to the<text:s/><text:span text:style-name="T23">strategic roadmap</text:span><text:s/>and priorities proposed by the<text:s/><text:span text:style-name="Strong">FileSender</text:span><text:s/>Board;</text:p>
            </text:list-item>
            <text:list-item>
              <text:p text:style-name="P24">The opportunity to nominate candidates for the<text:s/><text:span text:style-name="Strong">FileSender</text:span><text:s/><text:span text:style-name="Strong">Board</text:span>.</text:p>
            </text:list-item>
          </text:list>
        </text:list-item>
        <text:list-item>
          <text:p text:style-name="P25">The<text:s/><text:span text:style-name="T26">Filesender Sponsors’ Private Meeting</text:span><text:span text:style-name="Strong"><text:s/></text:span>will be hosted at least once per year: by default, this is scheduled during the lead-up before the<text:s/><text:span text:style-name="Strong">FileSender</text:span><text:s/><text:span text:style-name="Strong">Board</text:span><text:s/>finalises and ratifies the<text:s/><text:span text:style-name="Strong">FileSender</text:span><text:s/>annually updated strategic roadmap. Sponsoring organisations will be invited to send one person as a delegate; the<text:s/><text:span text:style-name="T27">FileSender Boa</text:span><text:span text:style-name="T28">rd</text:span><text:s/>will attend with a quorum representation<text:s/>as<text:s/>well. The<text:s/><text:span text:style-name="T29">FileSender Board</text:span><text:s/>endeavors to host these Private Meetings as<text:s/>face-to-face affairs.</text:p>
        </text:list-item>
        <text:list-item>
          <text:p text:style-name="P30">Additional, dedicated private sponsors’ meetings , also involving a quorum of the<text:s/><text:span text:style-name="Strong">FileSender</text:span><text:s/><text:span text:style-name="Strong">Board,<text:s/></text:span>can be scheduled on demand. These will by default be conducted online.</text:p>
        </text:list-item>
        <text:list-item>
          <text:p text:style-name="P31">This agreement is valid from the date of signing.<text:s/><text:span text:style-name="Strong">Commons Caret</text:span><text:span text:style-name="Strong">akers</text:span><text:s/>will automatically invoice<text:s/><text:span text:style-name="Strong">Sponsoring Organisation</text:span><text:s/>annually,<text:s/>alongside delivery of the annual report and the annual workplan. Should<text:s/><text:span text:style-name="Strong">Sponsoring Organisation</text:span><text:s/>wish to cease sponsorship or increase its contribution (for a given year or sustained) it should inform the<text:s/><text:span text:style-name="Strong">Commons Caretakers</text:span><text:s/>no later than 1st December of the year preceding the sponsorship year.</text:p>
        </text:list-item>
      </text:list>
      <text:soft-page-break/>
      <text:h text:style-name="P32" text:outline-level="1">Signatures</text:h>
      <text:p text:style-name="rststyle-textbody"/>
      <text:p text:style-name="rststyle-textbody">Signed on behalf of<text:s/><text:span text:style-name="rststyle-strong">The Commons Conservancy board</text:span></text:p>
      <text:p text:style-name="P33"><text:line-break/></text:p>
      <text:p text:style-name="SignatureBlock0"/>
      <text:p text:style-name="SignatureBlock0">Michiel<text:s/><text:span text:style-name="LASTNAME">Leenaars</text:span><text:tab/><text:tab/><text:span text:style-name="NoUnderline"><text:tab/><text:s/></text:span><text:date style:data-style-name="N34">2022-07-18</text:date><text:s/><text:tab/>Amsterdam<text:tab/><text:tab/><text:tab/><text:tab/></text:p>
      <text:p text:style-name="SignatureBlockBlue"><text:span text:style-name="InlineHint">NAME + SIGNATURE</text:span><text:tab/><text:tab/><text:tab/><text:span text:style-name="InlineHint">DATE <text:s text:c="6"/></text:span><text:span text:style-name="InlineHint"><text:tab/>LOCATION</text:span></text:p>
      <text:p text:style-name="SignatureBlock"/>
      <text:p text:style-name="FillOutOneQuarter"/>
      <text:p text:style-name="rststyle-textbody">Signed on behalf of<text:s/><text:span text:style-name="rststyle-strong">Commons Caretakers BV</text:span></text:p>
      <text:p text:style-name="P35"><text:line-break/></text:p>
      <text:p text:style-name="SignatureBlock0"/>
      <text:p text:style-name="SignatureBlock0">Bob<text:s/><text:span text:style-name="LASTNAME">Goudriaan</text:span><text:tab/><text:tab/><text:span text:style-name="NoUnderline"><text:tab/><text:s/></text:span><text:date style:data-style-name="N36">2022-07-18</text:date><text:s/><text:tab/>Amsterdam<text:tab/><text:tab/><text:tab/><text:tab/></text:p>
      <text:p text:style-name="SignatureBlockBlue"><text:span text:style-name="InlineHint">NAME + SIGNATURE</text:span><text:tab/><text:tab/><text:tab/><text:span text:style-name="InlineHint">DATE <text:s text:c="6"/></text:span><text:span text:style-name="InlineHint"><text:tab/>LOCATION</text:span></text:p>
      <text:p text:style-name="SignatureBlock"/>
      <text:p text:style-name="Standard"/>
      <text:p text:style-name="rststyle-textbody">Signed on behalf of<text:s/><text:span text:style-name="rststyle-strong">Sponsoring Organisation</text:span></text:p>
      <text:p text:style-name="Standard"/>
      <text:p text:style-name="SignatureBlock0"/>
      <text:p text:style-name="SignatureBlock0"/>
      <text:p text:style-name="SignatureBlock0"><text:tab/><text:tab/><text:span text:style-name="NoUnderline"><text:tab/></text:span><text:tab/><text:tab/><text:tab/><text:tab/><text:tab/></text:p>
      <text:p text:style-name="SignatureBlockBlue"><text:span text:style-name="InlineHint">NAME + SIGNATURE</text:span><text:tab/><text:tab/><text:tab/><text:span text:style-name="InlineHint">DATE <text:s text:c="6"/>LOCATION</text:span></text:p>
      <text:p text:style-name="SignatureBlock"/>
      <text:soft-page-break/>
      <text:h text:style-name="P37" text:outline-level="1">Annexe I: Sponsorship levels<text:s/><text:span text:style-name="Strong">FileSender</text:span></text:h>
      <text:p text:style-name="DefaultStyle"><text:span text:style-name="Strong">FileSender</text:span><text:s/>Sponsorship is available on four standard levels. Please contact the FileSender board if you wish to contribute<text:s/>outside of the standard levels. :</text:p>
      <text:list text:style-name="LFO25" text:continue-numbering="true">
        <text:list-item>
          <text:p text:style-name="P38"><text:span text:style-name="Emphasis">Platinum</text:span>: minimum 40.000 euro</text:p>
        </text:list-item>
        <text:list-item>
          <text:p text:style-name="P39"><text:span text:style-name="Emphasis">Gold</text:span>: minimum 20.000 euro</text:p>
        </text:list-item>
        <text:list-item>
          <text:p text:style-name="P40"><text:span text:style-name="Emphasis">Silver</text:span>: minimum 10.000 euro</text:p>
        </text:list-item>
        <text:list-item>
          <text:p text:style-name="P41"><text:span text:style-name="Emphasis">Bronze</text:span>: minimum 5.000 euro</text:p>
        </text:list-item>
      </text:list>
      <text:p text:style-name="Standard"/>
      <text:p text:style-name="Standard">Contributions below Bronze level are welcome and will be recognized in the annual report.<text:s/></text:p>
      <text:p text:style-name="Standard"/>
      <text:p text:style-name="DefaultStyle"><text:span text:style-name="StrongEmphasis">BRONZE</text:span>:<text:s/>Organisations that regularly send attendees to<text:s/><text:span text:style-name="Strong">FileSender</text:span><text:s/>meetings or participate on the mailing list are encouraged to become BRONZE sponsors. This will ensure that<text:s/><text:span text:style-name="Strong">FileSender</text:span><text:s/>is able to maintain its basic infrastructure to support this engagement (mailing lists, website, wiki) and ensure that<text:s/><text:span text:style-name="Strong">FileSender</text:span><text:s/>can offer attendance at meetings for free to all attendees.</text:p>
      <text:p text:style-name="DefaultStyle"><text:span text:style-name="StrongEmphasis">SILVER</text:span>: Organisations that wish to shape the content of the yearly workplan are encouraged to become SILVER members. Without these contributions,<text:s/><text:span text:style-name="Strong">FileSender</text:span><text:s/>would not be able to run an active yearly work plan. SILVER contributions will ensure that we can allocate time to work-items over the course of any given year and support the development and execution of the yearly workplan.</text:p>
      <text:p text:style-name="DefaultStyle"><text:span text:style-name="StrongEmphasis">GOLD</text:span>: Organisations that actively use<text:s/><text:span text:style-name="Strong">FileSender</text:span><text:s/>outputs are encouraged to become GOLD members. This sponsorship will ensure time allocation for the<text:s/><text:span text:style-name="Strong">FileSender</text:span><text:s/>Coordinators or other external consultants to ensure that these activities are sustained in the long-term.</text:p>
      <text:p text:style-name="DefaultStyle"><text:span text:style-name="StrongEmphasis">PLATINU</text:span><text:span text:style-name="StrongEmphasis">M</text:span>: Organisations that wish<text:s/><text:span text:style-name="Strong">FileSender</text:span><text:s/>to pursue specific goals to support their own roadmap are encouraged to become PLATINUM sponsors. Platinum sponsors will enable<text:s/><text:span text:style-name="Strong">FileSender</text:span><text:s/>to be truly innovative and responsive as an organisation. Platinum sponsors will be given the opportunity to help plan and direct workitems on the<text:s/><text:span text:style-name="Strong">FileSender</text:span><text:s/>workplan each ye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wiss" style:font-pitch="variable" svg:panose-1="2 11 6 3 3 8 4 2 2 4"/>
    <style:font-face style:name="Source Sans Pro Black" svg:font-family="Source Sans Pro Black" style:font-family-generic="swiss" style:font-pitch="variable" svg:panose-1="2 11 8 3 3 4 3 2 2 4"/>
    <style:font-face style:name="Nimbus Sans L" svg:font-family="Nimbus Sans L" style:font-family-generic="swiss" style:font-pitch="variable"/>
    <style:font-face style:name="Source Sans Pro" svg:font-family="Source Sans Pro" style:font-family-generic="swiss" style:font-pitch="variable" svg:panose-1="2 11 5 3 3 4 3 2 2 4"/>
    <style:font-face style:name="Times New Roman" svg:font-family="Times New Roman" style:font-family-generic="roman" style:font-pitch="variable" svg:panose-1="2 2 6 3 5 4 5 2 3 4"/>
    <style:font-face style:name="Liberation Sans Narrow" svg:font-family="Liberation Sans Narrow" style:font-family-generic="swiss" style:font-pitch="variable" svg:panose-1="2 11 6 6 2 2 2 3 2 4"/>
    <style:font-face style:name="Source Sans Pro ExtraLight" svg:font-family="Source Sans Pro ExtraLight" style:font-family-generic="swiss" style:font-pitch="variable" svg:panose-1="2 11 3 3 3 4 3 2 2 4"/>
    <style:font-face style:name="Nimbus Mono L" svg:font-family="Nimbus Mono L" style:font-family-generic="modern" style:font-pitch="fixed"/>
    <style:font-face style:name="Liberation Sans" svg:font-family="Liberation Sans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tarSymbol" style:font-charset="x-symbol" svg:font-family="StarSymbol" style:font-family-generic="system"/>
    <style:font-face style:name="Source Sans Pro Semibold" svg:font-family="Source Sans Pro Semibold" style:font-family-generic="swiss" style:font-pitch="variable" svg:panose-1="2 11 6 3 3 4 3 2 2 4"/>
    <style:font-face style:name="Segoe UI" svg:font-family="Segoe UI" style:font-family-generic="swiss" style:font-pitch="variable" svg:panose-1="2 11 5 2 4 2 4 2 2 3"/>
    <style:font-face style:name="starbats" style:font-charset="x-symbol" svg:font-family="starbat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Source Sans Pro Black" style:font-name-asian="Source Sans Pro Black" style:font-name-complex="Source Sans Pro Black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border="0.0034in dashed #000000" fo:padding="0.0138in" style:shadow="none"/>
      <style:text-properties style:font-name="Source Sans Pro Black" style:font-name-asian="Source Sans Pro Black" style:font-name-complex="Source Sans Pro Black" fo:font-weight="bold" style:font-weight-asian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margin-bottom="0.059in"/>
      <style:text-properties style:font-name="Source Sans Pro" style:font-name-asian="Source Sans Pro" style:font-name-complex="Source Sans Pro" fo:language="en" fo:country="AU" fo:hyphenate="false"/>
    </style:style>
    <style:style style:name="DefaultParagraphFont" style:display-name="Default Paragraph Font" style:family="text"/>
    <style:style style:name="WW_CharLFO1LVL2" style:family="text">
      <style:text-properties style:font-name="Liberation Sans Narrow" fo:font-weight="bold" style:font-weight-asian="bold" fo:font-style="normal" style:font-style-asian="normal" style:font-style-complex="normal" fo:color="#00AAD4" style:text-underline-type="none" style:text-underline-color="font-color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prefix="■ " style:num-suffix=". ■" style:num-format="1">
        <style:list-level-properties fo:text-align="end" text:space-before="0.5902in" text:min-label-width="0.1187in" text:list-level-position-and-space-mode="label-alignment">
          <style:list-level-label-alignment text:label-followed-by="listtab" fo:margin-left="0.709in" fo:text-indent="-0.118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Revision" style:display-name="Revision" style:family="paragraph">
      <style:paragraph-properties fo:widows="2" fo:orphans="2" style:vertical-align="auto"/>
      <style:text-properties style:font-name="Source Sans Pro" style:font-name-asian="Source Sans Pro" style:font-name-complex="Source Sans Pro" fo:language="en" fo:country="AU" fo:hyphenate="true"/>
    </style:style>
    <style:style style:name="Standard" style:display-name="Standard" style:family="paragraph">
      <style:paragraph-properties fo:margin-bottom="0.118in"/>
      <style:text-properties style:font-name="Liberation Sans Narrow" style:font-name-asian="Liberation Sans Narrow" style:font-name-complex="Liberation Sans Narrow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extbodyindent" style:display-name="Text body indent" style:family="paragraph" style:parent-style-name="Textbody">
      <style:paragraph-properties fo:text-align="justify"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left="-0.4923in" fo:margin-right="-0.4923in">
        <style:tab-stops>
          <style:tab-stop style:type="center" style:position="3.4625in"/>
          <style:tab-stop style:type="right" style:position="6.925in"/>
        </style:tab-stops>
      </style:paragraph-properties>
      <style:text-properties fo:color="#8DC3D7" fo:hyphenate="false"/>
    </style:style>
    <style:style style:name="Footer" style:display-name="Footer" style:family="paragraph" style:parent-style-name="Standard">
      <style:paragraph-properties text:number-lines="false" fo:margin-left="-0.5in">
        <style:tab-stops>
          <style:tab-stop style:type="center" style:position="8.6361in"/>
          <style:tab-stop style:type="left" style:position="-1in"/>
          <style:tab-stop style:type="right" style:position="6.5in"/>
          <style:tab-stop style:type="right" style:position="22in"/>
          <style:tab-stop style:type="right" style:position="-18.8493in"/>
        </style:tab-stops>
      </style:paragraph-properties>
      <style:text-properties style:font-name="Source Sans Pro ExtraLight" style:font-name-asian="Source Sans Pro ExtraLight" style:font-name-complex="Source Sans Pro ExtraLight" fo:font-weight="bold" style:font-weight-asian="bold" fo:color="#00A1BA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Source Sans Pro" style:font-name-asian="Source Sans Pro" style:font-name-complex="Source Sans Pro"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Nimbus Mono L" style:font-name-asian="Nimbus Mono L" style:font-name-complex="Nimbus Mono L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rststyle-enumitem" style:display-name="rststyle-enumitem" style:family="paragraph" style:parent-style-name="Standard" style:list-style-name="rststyle-enumlist">
      <style:text-properties fo:hyphenate="false"/>
    </style:style>
    <style:style style:name="rststyle-bulletitem" style:display-name="rststyle-bulletitem" style:family="paragraph" style:parent-style-name="Standard" style:list-style-name="rststyle-bulletlist">
      <style:text-properties fo:hyphenate="false"/>
    </style:style>
    <style:style style:name="rststyle-blockindent" style:display-name="rststyle-blockindent" style:family="paragraph">
      <style:paragraph-properties fo:margin-left="0.3937in">
        <style:tab-stops/>
      </style:paragraph-properties>
      <style:text-properties fo:hyphenate="false"/>
    </style:style>
    <style:style style:name="rststyle-heading1" style:display-name="rststyle-heading1" style:family="paragraph" style:parent-style-name="Heading1" style:next-style-name="Textbody" style:default-outline-level="1">
      <style:paragraph-properties fo:border="0.0138in solid #00A1BA" fo:padding="0.0138in" style:shadow="none" fo:text-align="center" fo:margin-top="0.1652in" fo:margin-bottom="0.0784in" fo:margin-left="0.5902in" fo:text-indent="-0.5902in" fo:background-color="#00AAD4">
        <style:tab-stops>
          <style:tab-stop style:type="left" style:position="0.5902in"/>
        </style:tab-stops>
      </style:paragraph-properties>
      <style:text-properties style:font-name="Liberation Sans Narrow" style:font-name-asian="Liberation Sans Narrow" style:font-name-complex="Liberation Sans Narrow" fo:color="#FFFFFF" fo:letter-spacing="0.0555in" fo:font-size="15pt" style:font-size-asian="15pt" fo:hyphenate="false"/>
    </style:style>
    <style:style style:name="rststyle-heading2" style:display-name="rststyle-heading2" style:family="paragraph" style:parent-style-name="Heading2" style:next-style-name="Textbody" style:default-outline-level="2">
      <style:paragraph-properties fo:border="none" fo:padding="0in" style:shadow="none" fo:margin-top="0.118in" fo:margin-bottom="0in"/>
      <style:text-properties style:font-name="Liberation Sans Narrow" style:font-name-asian="Liberation Sans Narrow" style:font-name-complex="Liberation Sans Narrow" fo:font-weight="normal" style:font-weight-asian="normal" fo:font-style="normal" style:font-style-asian="normal" fo:hyphenate="false"/>
    </style:style>
    <style:style style:name="rststyle-heading3" style:display-name="rststyle-heading3" style:family="paragraph" style:parent-style-name="Heading3" style:next-style-name="Textbody" style:default-outline-level="3">
      <style:text-properties fo:hyphenate="false"/>
    </style:style>
    <style:style style:name="rststyle-heading4" style:display-name="rststyle-heading4" style:family="paragraph" style:parent-style-name="Heading4" style:next-style-name="Textbody" style:default-outline-level="4">
      <style:text-properties fo:hyphenate="false"/>
    </style:style>
    <style:style style:name="rststyle-heading5" style:display-name="rststyle-heading5" style:family="paragraph" style:parent-style-name="Heading5" style:next-style-name="Textbody" style:default-outline-level="5">
      <style:text-properties fo:hyphenate="false"/>
    </style:style>
    <style:style style:name="rststyle-blockquote" style:display-name="rststyle-blockquote" style:family="paragraph" style:parent-style-name="Textbody">
      <style:paragraph-properties fo:margin-left="0.4in" fo:margin-right="0.8in">
        <style:tab-stops/>
      </style:paragraph-properties>
      <style:text-properties fo:hyphenate="false"/>
    </style:style>
    <style:style style:name="rststyle-bodyindent" style:display-name="rststyle-bodyindent" style:family="paragraph" style:parent-style-name="Textbodyindent">
      <style:paragraph-properties fo:margin-left="0.3937in">
        <style:tab-stops/>
      </style:paragraph-properties>
      <style:text-properties fo:hyphenate="false"/>
    </style:style>
    <style:style style:name="rststyle-horizontalline" style:display-name="rststyle-horizontalline" style:family="paragraph" style:parent-style-name="HorizontalLine">
      <style:text-properties fo:hyphenate="false"/>
    </style:style>
    <style:style style:name="rststyle-textbody" style:display-name="rststyle-textbody" style:family="paragraph" style:parent-style-name="Textbody">
      <style:paragraph-properties fo:text-align="justify"/>
      <style:text-properties fo:hyphenate="false"/>
    </style:style>
    <style:style style:name="rststyle-centeredtextbody" style:display-name="rststyle-centeredtextbody" style:family="paragraph" style:parent-style-name="rststyle-textbody">
      <style:paragraph-properties fo:text-align="center"/>
      <style:text-properties fo:hyphenate="false"/>
    </style:style>
    <style:style style:name="rststyle-caption" style:display-name="rststyle-caption" style:family="paragraph" style:parent-style-name="Caption">
      <style:text-properties fo:hyphenate="false"/>
    </style:style>
    <style:style style:name="rststyle-codeblock" style:display-name="rststyle-codeblock" style:family="paragraph" style:parent-style-name="PreformattedText">
      <style:paragraph-properties fo:border="0.0034in solid #000000" fo:padding="0.0138in" style:shadow="none" fo:margin-top="0.0597in" fo:margin-bottom="0.0597in" fo:margin-left="0.1965in" fo:background-color="#CCFFFF">
        <style:tab-stops/>
      </style:paragraph-properties>
      <style:text-properties fo:hyphenate="false"/>
    </style:style>
    <style:style style:name="rststyle-table-title" style:display-name="rststyle-table-title" style:family="paragraph" style:parent-style-name="Heading3" style:default-outline-level="1">
      <style:paragraph-properties fo:text-align="center"/>
      <style:text-properties fo:hyphenate="false"/>
    </style:style>
    <style:style style:name="rststyle-footer" style:display-name="rststyle-footer" style:family="paragraph" style:parent-style-name="Footer">
      <style:text-properties fo:hyphenate="false"/>
    </style:style>
    <style:style style:name="rststyle-header" style:display-name="rststyle-header" style:family="paragraph" style:parent-style-name="Header">
      <style:text-properties fo:hyphenate="false"/>
    </style:style>
    <style:style style:name="rststyle-footnote" style:display-name="rststyle-footnote" style:family="paragraph" style:parent-style-name="Footnote">
      <style:text-properties fo:hyphenate="false"/>
    </style:style>
    <style:style style:name="rststyle-attribution" style:display-name="rststyle-attribution" style:family="paragraph" style:parent-style-name="rststyle-blockquote">
      <style:paragraph-properties fo:text-align="end"/>
      <style:text-properties fo:font-weight="bold" style:font-weight-asian="bold" fo:font-style="italic" style:font-style-asian="italic" fo:hyphenate="false"/>
    </style:style>
    <style:style style:name="rststyle-epigraph" style:display-name="rststyle-epigraph" style:family="paragraph" style:parent-style-name="rststyle-blockquote">
      <style:text-properties fo:font-style="italic" style:font-style-asian="italic" fo:hyphenate="false"/>
    </style:style>
    <style:style style:name="rststyle-highlights" style:display-name="rststyle-highlights" style:family="paragraph" style:parent-style-name="rststyle-blockquote">
      <style:text-properties fo:hyphenate="false"/>
    </style:style>
    <style:style style:name="rststyle-blockquote-bulletitem" style:display-name="rststyle-blockquote-bulletitem" style:family="paragraph" style:parent-style-name="Standard">
      <style:paragraph-properties fo:margin-left="0.4in" fo:margin-right="0.8in">
        <style:tab-stops/>
      </style:paragraph-properties>
      <style:text-properties fo:hyphenate="false"/>
    </style:style>
    <style:style style:name="rststyle-blockquote-enumitem" style:display-name="rststyle-blockquote-enumitem" style:family="paragraph" style:parent-style-name="Standard">
      <style:paragraph-properties fo:margin-left="0.4in" fo:margin-right="0.8in">
        <style:tab-stops/>
      </style:paragraph-properties>
      <style:text-properties fo:hyphenate="false"/>
    </style:style>
    <style:style style:name="rststyle-highlights-bulletitem" style:display-name="rststyle-highlights-bullet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highlights-enumitem" style:display-name="rststyle-highlights-enum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epigraph-bulletitem" style:display-name="rststyle-epigraph-bullet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epigraph-enumitem" style:display-name="rststyle-epigraph-enumitem" style:family="paragraph" style:parent-style-name="Standard">
      <style:paragraph-properties fo:margin-left="0.7875in" fo:margin-right="0.7875in">
        <style:tab-stops/>
      </style:paragraph-properties>
      <style:text-properties fo:hyphenate="false"/>
    </style:style>
    <style:style style:name="rststyle-admon-warning-hdr" style:display-name="rststyle-admon-warning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warning-body" style:display-name="rststyle-admon-warning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attention-hdr" style:display-name="rststyle-admon-attention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attention-body" style:display-name="rststyle-admon-attention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caution-hdr" style:display-name="rststyle-admon-caution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caution-body" style:display-name="rststyle-admon-caution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danger-hdr" style:display-name="rststyle-admon-danger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danger-body" style:display-name="rststyle-admon-danger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error-hdr" style:display-name="rststyle-admon-error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error-body" style:display-name="rststyle-admon-error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hint-hdr" style:display-name="rststyle-admon-hint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hint-body" style:display-name="rststyle-admon-hint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important-hdr" style:display-name="rststyle-admon-important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important-body" style:display-name="rststyle-admon-important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note-hdr" style:display-name="rststyle-admon-note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note-body" style:display-name="rststyle-admon-note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tip-hdr" style:display-name="rststyle-admon-tip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tip-body" style:display-name="rststyle-admon-tip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admon-generic-hdr" style:display-name="rststyle-admon-generic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generic-body" style:display-name="rststyle-admon-generic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rubric" style:display-name="rststyle-rubric" style:family="paragraph" style:parent-style-name="Heading3" style:default-outline-level="1">
      <style:text-properties fo:color="#FF3366" fo:hyphenate="false"/>
    </style:style>
    <style:style style:name="rststyle-heading6" style:display-name="rststyle-heading6" style:family="paragraph" style:parent-style-name="Heading6" style:next-style-name="Textbody" style:default-outline-level="6">
      <style:text-properties fo:hyphenate="false"/>
    </style:style>
    <style:style style:name="rststyle-heading7" style:display-name="rststyle-heading7" style:family="paragraph" style:parent-style-name="Heading7" style:next-style-name="Textbody" style:default-outline-level="7">
      <style:text-properties fo:hyphenate="false"/>
    </style:style>
    <style:style style:name="rststyle-lineblock1" style:display-name="rststyle-lineblock1" style:family="paragraph" style:parent-style-name="rststyle-textbody">
      <style:paragraph-properties fo:margin-bottom="0in"/>
      <style:text-properties fo:hyphenate="false"/>
    </style:style>
    <style:style style:name="rststyle-lineblock2" style:display-name="rststyle-lineblock2" style:family="paragraph" style:parent-style-name="rststyle-textbody">
      <style:paragraph-properties fo:margin-bottom="0in" fo:margin-left="0.4in">
        <style:tab-stops/>
      </style:paragraph-properties>
      <style:text-properties fo:hyphenate="false"/>
    </style:style>
    <style:style style:name="rststyle-lineblock3" style:display-name="rststyle-lineblock3" style:family="paragraph" style:parent-style-name="rststyle-textbody">
      <style:paragraph-properties fo:margin-bottom="0in" fo:margin-left="0.8in">
        <style:tab-stops/>
      </style:paragraph-properties>
      <style:text-properties fo:hyphenate="false"/>
    </style:style>
    <style:style style:name="rststyle-lineblock4" style:display-name="rststyle-lineblock4" style:family="paragraph" style:parent-style-name="rststyle-textbody">
      <style:paragraph-properties fo:margin-bottom="0in" fo:margin-left="1.2in">
        <style:tab-stops/>
      </style:paragraph-properties>
      <style:text-properties fo:hyphenate="false"/>
    </style:style>
    <style:style style:name="rststyle-lineblock5" style:display-name="rststyle-lineblock5" style:family="paragraph" style:parent-style-name="rststyle-textbody">
      <style:paragraph-properties fo:margin-bottom="0in" fo:margin-left="1.6in">
        <style:tab-stops/>
      </style:paragraph-properties>
      <style:text-properties fo:hyphenate="false"/>
    </style:style>
    <style:style style:name="rststyle-lineblock6" style:display-name="rststyle-lineblock6" style:family="paragraph" style:parent-style-name="rststyle-textbody">
      <style:paragraph-properties fo:margin-bottom="0in" fo:margin-left="2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color="#00A1BA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rststyle-title" style:display-name="rststyle-title" style:family="paragraph" style:parent-style-name="Title">
      <style:paragraph-properties fo:background-color="#00AAD4"/>
      <style:text-properties style:font-name="Liberation Sans" style:font-name-asian="Liberation Sans" style:font-name-complex="Liberation Sans" fo:color="#FFFFFF" fo:hyphenate="false"/>
    </style:style>
    <style:style style:name="rststyle-subtitle" style:display-name="rststyle-subtitle" style:family="paragraph" style:parent-style-name="Title">
      <style:text-properties fo:font-size="14pt" style:font-size-asian="14pt" fo:hyphenate="false"/>
    </style:style>
    <style:style style:name="rststyle-citation" style:display-name="rststyle-citation" style:family="paragraph" style:parent-style-name="Footnote">
      <style:paragraph-properties fo:margin-left="0.75in" fo:text-indent="-0.75in">
        <style:tab-stops/>
      </style:paragraph-properties>
      <style:text-properties fo:hyphenate="false"/>
    </style:style>
    <style:style style:name="rststyle-contents-1" style:display-name="rststyle-contents-1" style:family="paragraph" style:paren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position="1.7715in"/>
          <style:tab-stop style:type="right" style:leader-style="dotted" style:leader-text="." style:position="6in"/>
        </style:tab-stops>
      </style:paragraph-properties>
      <style:text-properties style:font-name="Source Sans Pro ExtraLight" style:font-name-asian="Source Sans Pro ExtraLight" style:font-name-complex="Source Sans Pro ExtraLight" fo:hyphenate="false"/>
    </style:style>
    <style:style style:name="rststyle-contents-2" style:display-name="rststyle-contents-2" style:family="paragraph" style:parent-style-name="Contents2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8034in"/>
        </style:tab-stops>
      </style:paragraph-properties>
      <style:text-properties fo:hyphenate="false"/>
    </style:style>
    <style:style style:name="rststyle-contents-3" style:display-name="rststyle-contents-3" style:family="paragraph" style:parent-style-name="Contents3"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rststyle-contents-4" style:display-name="rststyle-contents-4" style:family="paragraph" style:parent-style-name="Contents4"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4104in"/>
        </style:tab-stops>
      </style:paragraph-properties>
      <style:text-properties fo:hyphenate="false"/>
    </style:style>
    <style:style style:name="rststyle-contents--5" style:display-name="rststyle-contents--5" style:family="paragraph" style:parent-style-name="Contents5"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2138in"/>
        </style:tab-stops>
      </style:paragraph-properties>
      <style:text-properties fo:hyphenate="false"/>
    </style:style>
    <style:style style:name="rststyle-contents-6" style:display-name="rststyle-contents-6" style:family="paragraph" style:parent-style-name="Contents6"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0173in"/>
        </style:tab-stops>
      </style:paragraph-properties>
      <style:text-properties fo:hyphenate="false"/>
    </style:style>
    <style:style style:name="rststyle-contents-7" style:display-name="rststyle-contents-7" style:family="paragraph" style:parent-style-name="Contents7"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4.8208in"/>
        </style:tab-stops>
      </style:paragraph-properties>
      <style:text-properties fo:hyphenate="false"/>
    </style:style>
    <style:style style:name="rststyle-contents-8" style:display-name="rststyle-contents-8" style:family="paragraph" style:parent-style-name="Contents8"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4.6243in"/>
        </style:tab-stops>
      </style:paragraph-properties>
      <style:text-properties fo:hyphenate="false"/>
    </style:style>
    <style:style style:name="rststyle-contents-9" style:display-name="rststyle-contents-9" style:family="paragraph" style:parent-style-name="Contents9"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4.4277in"/>
        </style:tab-stops>
      </style:paragraph-properties>
      <style:text-properties fo:hyphenate="false"/>
    </style:style>
    <style:style style:name="rststyle-contents-10" style:display-name="rststyle-contents-10" style:family="paragraph" style:parent-style-name="Contents10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2312in"/>
        </style:tab-stops>
      </style:paragraph-properties>
      <style:text-properties fo:hyphenate="false"/>
    </style:style>
    <style:style style:name="rststyle-contents-heading" style:display-name="rststyle-contents-heading" style:family="paragraph" style:parent-style-name="ContentsHeading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rststyle-legend" style:display-name="rststyle-legend" style:family="paragraph" style:parent-style-name="Textbody">
      <style:text-properties fo:hyphenate="false"/>
    </style:style>
    <style:style style:name="rststyle-deflist-term-1" style:display-name="rststyle-deflist-term-1" style:family="paragraph" style:parent-style-name="Textbody">
      <style:text-properties fo:font-weight="bold" style:font-weight-asian="bold" fo:hyphenate="false"/>
    </style:style>
    <style:style style:name="rststyle-deflist-def-1" style:display-name="rststyle-deflist-def-1" style:family="paragraph" style:parent-style-name="Textbody">
      <style:paragraph-properties fo:margin-left="0.25in">
        <style:tab-stops/>
      </style:paragraph-properties>
      <style:text-properties fo:hyphenate="false"/>
    </style:style>
    <style:style style:name="rststyle-deflist-term-2" style:display-name="rststyle-deflist-term-2" style:family="paragraph" style:parent-style-name="Textbody">
      <style:paragraph-properties fo:margin-left="0.25in">
        <style:tab-stops/>
      </style:paragraph-properties>
      <style:text-properties fo:font-weight="bold" style:font-weight-asian="bold" fo:hyphenate="false"/>
    </style:style>
    <style:style style:name="rststyle-deflist-def-2" style:display-name="rststyle-deflist-def-2" style:family="paragraph" style:parent-style-name="Textbody">
      <style:paragraph-properties fo:margin-left="0.5in">
        <style:tab-stops/>
      </style:paragraph-properties>
      <style:text-properties fo:hyphenate="false"/>
    </style:style>
    <style:style style:name="rststyle-deflist-def-3" style:display-name="rststyle-deflist-def-3" style:family="paragraph" style:parent-style-name="Textbody">
      <style:paragraph-properties fo:margin-left="0.75in">
        <style:tab-stops/>
      </style:paragraph-properties>
      <style:text-properties fo:hyphenate="false"/>
    </style:style>
    <style:style style:name="rststyle-deflist-term-3" style:display-name="rststyle-deflist-term-3" style:family="paragraph" style:parent-style-name="Textbody">
      <style:paragraph-properties fo:margin-left="0.5in">
        <style:tab-stops/>
      </style:paragraph-properties>
      <style:text-properties fo:font-weight="bold" style:font-weight-asian="bold" fo:hyphenate="false"/>
    </style:style>
    <style:style style:name="rststyle-deflist-term-4" style:display-name="rststyle-deflist-term-4" style:family="paragraph" style:parent-style-name="Textbody">
      <style:paragraph-properties fo:margin-left="0.75in">
        <style:tab-stops/>
      </style:paragraph-properties>
      <style:text-properties fo:font-weight="bold" style:font-weight-asian="bold" fo:hyphenate="false"/>
    </style:style>
    <style:style style:name="rststyle-deflist-term-5" style:display-name="rststyle-deflist-term-5" style:family="paragraph" style:parent-style-name="Textbody">
      <style:paragraph-properties fo:margin-left="1in">
        <style:tab-stops/>
      </style:paragraph-properties>
      <style:text-properties fo:font-weight="bold" style:font-weight-asian="bold" fo:hyphenate="false"/>
    </style:style>
    <style:style style:name="rststyle-deflist-def-4" style:display-name="rststyle-deflist-def-4" style:family="paragraph" style:parent-style-name="Textbody">
      <style:paragraph-properties fo:margin-left="1in">
        <style:tab-stops/>
      </style:paragraph-properties>
      <style:text-properties fo:hyphenate="false"/>
    </style:style>
    <style:style style:name="rststyle-deflist-def-5" style:display-name="rststyle-deflist-def-5" style:family="paragraph" style:parent-style-name="Textbody">
      <style:paragraph-properties fo:margin-left="1.25in">
        <style:tab-stops/>
      </style:paragraph-properties>
      <style:text-properties fo:hyphenate="false"/>
    </style:style>
    <style:style style:name="rststyle-codeblock-indented" style:display-name="rststyle-codeblock-indented" style:family="paragraph" style:parent-style-name="rststyle-codeblock">
      <style:paragraph-properties fo:margin-left="0.8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Option" style:display-name="Option" style:family="paragraph" style:parent-style-name="rststyle-textbody">
      <style:paragraph-properties fo:margin-left="0.2in" fo:text-indent="-0.2in">
        <style:tab-stops/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Note" style:display-name="Note" style:family="paragraph" style:parent-style-name="Option">
      <style:paragraph-properties fo:margin-left="0.5in" fo:text-indent="-0.5in">
        <style:tab-stops/>
      </style:paragraph-properties>
      <style:text-properties fo:hyphenate="false"/>
    </style:style>
    <style:style style:name="FillThisOut" style:display-name="FillThisOut" style:family="paragraph" style:parent-style-name="Firstparagraph" style:next-style-name="Standard" style:auto-update="true">
      <style:paragraph-properties>
        <style:tab-stops>
          <style:tab-stop style:type="right" style:leader-style="solid" style:leader-text="_" style:position="6in"/>
        </style:tab-stops>
      </style:paragraph-properties>
      <style:text-properties fo:font-style="italic" style:font-style-asian="italic" fo:hyphenate="false"/>
    </style:style>
    <style:style style:name="FillOutHalfway" style:display-name="FillOutHalfway" style:family="paragraph" style:parent-style-name="FillThisOut">
      <style:paragraph-properties>
        <style:tab-stops>
          <style:tab-stop style:type="center" style:position="3.2in"/>
          <style:tab-stop style:type="right" style:leader-style="solid" style:leader-text="_" style:position="6in"/>
        </style:tab-stops>
      </style:paragraph-properties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pyrightstatement" style:display-name="Copyright statement" style:family="paragraph" style:parent-style-name="rststyle-textbody">
      <style:paragraph-properties>
        <style:tab-stops>
          <style:tab-stop style:type="right" style:position="6in"/>
        </style:tab-stops>
      </style:paragraph-properties>
      <style:text-properties fo:font-size="8pt" style:font-size-asian="8pt" fo:hyphenate="false"/>
    </style:style>
    <style:style style:name="Sender" style:display-name="Sender" style:family="paragraph" style:parent-style-name="Standard">
      <style:paragraph-properties text:number-lines="false" fo:border="0.0208in dotted #00A1BA" fo:padding="0.0833in" style:shadow="none" fo:margin-bottom="0.0416in" fo:margin-left="0.7875in" fo:margin-right="3.1493in">
        <style:tab-stops/>
      </style:paragraph-properties>
      <style:text-properties fo:hyphenate="false"/>
    </style:style>
    <style:style style:name="FillOutOneQuarter" style:display-name="FillOutOneQuarter" style:family="paragraph" style:parent-style-name="FillOutHalfway">
      <style:paragraph-properties>
        <style:tab-stops>
          <style:tab-stop style:type="right" style:leader-style="solid" style:leader-text="_" style:position="3in"/>
          <style:tab-stop style:type="right" style:leader-style="solid" style:leader-text="_" style:position="6in"/>
        </style:tab-stops>
      </style:paragraph-properties>
      <style:text-properties fo:hyphenate="false"/>
    </style:style>
    <style:style style:name="Hint" style:display-name="Hint" style:family="paragraph" style:parent-style-name="Copyrightstatement">
      <style:text-properties fo:hyphenate="false"/>
    </style:style>
    <style:style style:name="FormHint" style:display-name="Form Hint" style:family="paragraph" style:parent-style-name="Copyrightstatement">
      <style:text-properties fo:color="#00AAD4" fo:hyphenate="false"/>
    </style:style>
    <style:style style:name="PlainText" style:display-name="Plain Text" style:family="paragraph" style:parent-style-name="Normal">
      <style:paragraph-properties style:vertical-align="auto" fo:margin-bottom="0in"/>
      <style:text-properties style:font-name-asian="MS Mincho" style:font-name-complex="Consolas" style:font-size-complex="10.5pt" fo:hyphenate="true"/>
    </style:style>
    <style:style style:name="Metadata" style:display-name="Metadata" style:family="paragraph" style:parent-style-name="Hangingindent">
      <style:paragraph-properties fo:margin-bottom="0in" fo:margin-left="0.1972in" fo:text-indent="0in">
        <style:tab-stops>
          <style:tab-stop style:type="left" style:position="0in"/>
          <style:tab-stop style:type="right" style:position="1.575in"/>
          <style:tab-stop style:type="left" style:position="1.7715in"/>
        </style:tab-stops>
      </style:paragraph-properties>
      <style:text-properties style:font-name="Source Sans Pro" style:font-name-asian="Source Sans Pro" style:font-name-complex="Source Sans Pro" fo:font-size="10pt" style:font-size-asian="10pt" fo:hyphenate="false"/>
    </style:style>
    <style:style style:name="ActionNumber" style:display-name="ActionNumber" style:family="paragraph" style:parent-style-name="TableHeading">
      <style:text-properties fo:font-weight="normal" style:font-weight-asian="normal" style:font-weight-complex="normal" fo:font-style="normal" style:font-style-asian="normal" fo:hyphenate="false"/>
    </style:style>
    <style:style style:name="SignatureBlock" style:display-name="SignatureBlock" style:family="paragraph" style:parent-style-name="Textbody">
      <style:paragraph-properties>
        <style:tab-stops>
          <style:tab-stop style:type="left" style:position="3in"/>
        </style:tab-stops>
      </style:paragraph-properties>
      <style:text-properties fo:hyphenate="false"/>
    </style:style>
    <style:style style:name="SignatureBlock0" style:display-name="Signature Block" style:family="paragraph" style:parent-style-name="SignatureBlock">
      <style:paragraph-properties>
        <style:tab-stops>
          <style:tab-stop style:type="left" style:position="1.5in"/>
          <style:tab-stop style:type="right" style:position="2.9in"/>
          <style:tab-stop style:type="left" style:position="3in"/>
          <style:tab-stop style:type="left" style:position="4.134in"/>
        </style:tab-stops>
      </style:paragraph-properties>
      <style:text-properties style:text-underline-type="single" style:text-underline-style="solid" style:text-underline-width="auto" style:text-underline-mode="continuous" style:text-underline-color="#000000" fo:hyphenate="false"/>
    </style:style>
    <style:style style:name="SignatureBlockBlue" style:display-name="Signature Block Blue" style:family="paragraph" style:parent-style-name="SignatureBlock0">
      <style:paragraph-properties>
        <style:tab-stops>
          <style:tab-stop style:type="left" style:position="1.5in"/>
          <style:tab-stop style:type="right" style:position="2.9in"/>
          <style:tab-stop style:type="left" style:position="3in"/>
          <style:tab-stop style:type="left" style:position="4.134in"/>
          <style:tab-stop style:type="left" style:position="4.5in"/>
          <style:tab-stop style:type="right" style:position="5.9in"/>
        </style:tab-stops>
      </style:paragraph-properties>
      <style:text-properties style:text-underline-type="none" style:text-underline-color="font-color" fo:hyphenate="false"/>
    </style:style>
    <style:style style:name="Heading11" style:display-name="Heading1" style:family="paragraph" style:next-style-name="Normal">
      <style:paragraph-properties fo:text-align="center" fo:margin-top="0.3055in" fo:margin-bottom="0.0416in"/>
      <style:text-properties style:font-name="Liberation Sans" style:font-name-asian="Liberation Sans" style:font-name-complex="Liberation Sans" fo:font-weight="bold" style:font-weight-asian="bold" fo:font-size="17pt" style:font-size-asian="17pt" fo:hyphenate="false"/>
    </style:style>
    <style:style style:name="Preamble" style:display-name="Preamble" style:family="paragraph" style:parent-style-name="DefaultStyle">
      <style:paragraph-properties>
        <style:tab-stops>
          <style:tab-stop style:type="left" style:position="1.6729in"/>
          <style:tab-stop style:type="left" style:position="5.0194in"/>
        </style:tab-stops>
      </style:paragraph-properties>
      <style:text-properties style:font-name-asian="Liberation Sans Narrow" style:font-name-complex="Liberation Sans Narrow" fo:hyphenate="false"/>
    </style:style>
    <style:style style:name="Parties" style:display-name="Parties" style:family="paragraph">
      <style:paragraph-properties fo:margin-top="0.0784in" fo:margin-bottom="0.0784in" fo:margin-left="0.7875in" fo:margin-right="0.7875in">
        <style:tab-stops/>
      </style:paragraph-properties>
      <style:text-properties style:font-name="Liberation Sans Narrow" style:font-name-asian="Liberation Sans Narrow" style:font-name-complex="Liberation Sans Narrow" fo:hyphenate="false"/>
    </style:style>
    <style:style style:name="DefaultStyle" style:display-name="Default Style" style:family="paragraph">
      <style:paragraph-properties fo:margin-top="0.118in" fo:margin-bottom="0.118in"/>
      <style:text-properties style:font-name="Liberation Sans Narrow" style:font-name-asian="Liberation Sans" style:font-name-complex="Liberation Sans" fo:color="#000000" fo:font-size="11pt" style:font-size-asian="11pt" style:font-size-complex="11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Nimbus Mono L" style:font-name-asian="Nimbus Mono L" style:font-name-complex="Nimbus Mono L"/>
    </style:style>
    <style:style style:name="Teletype" style:display-name="Teletype" style:family="text">
      <style:text-properties style:font-name="Nimbus Mono L" style:font-name-asian="Nimbus Mono L" style:font-name-complex="Nimbus Mono L"/>
    </style:style>
    <style:style style:name="rststyle-emphasis" style:display-name="rststyle-emphasis" style:family="text" style:parent-style-name="Emphasis">
      <style:text-properties fo:font-weight="normal" style:font-weight-asian="normal" style:font-weight-complex="normal" fo:font-style="italic" style:font-style-asian="italic" style:font-style-complex="italic"/>
    </style:style>
    <style:style style:name="rststyle-strong" style:display-name="rststyle-strong" style:family="text">
      <style:text-properties style:font-name="Liberation Sans Narrow" style:font-name-asian="Liberation Sans Narrow" style:font-name-complex="Liberation Sans Narrow" fo:font-weight="bold" style:font-weight-asian="bold" fo:color="#00AAD4" fo:background-color="transparent"/>
    </style:style>
    <style:style style:name="rststyle-inlineliteral" style:display-name="rststyle-inlineliteral" style:family="text" style:parent-style-name="Example">
      <style:text-properties style:font-name="Nimbus Mono L" style:font-name-asian="Nimbus Mono L" style:font-name-complex="Nimbus Mono L" fo:background-color="#E6E6FF"/>
    </style:style>
    <style:style style:name="rststyle-quotation" style:display-name="rststyle-quotation" style:family="text" style:parent-style-name="Citation">
      <style:text-properties fo:font-weight="normal" style:font-weight-asian="normal" style:font-weight-complex="normal" fo:font-style="italic" style:font-style-asian="italic" style:font-style-complex="italic"/>
    </style:style>
    <style:style style:name="rststyle-codeblock-keyword" style:display-name="rststyle-codeblock-keyword" style:family="text" style:parent-style-name="Teletype">
      <style:text-properties style:font-name="Nimbus Mono L" style:font-name-asian="Nimbus Mono L" style:font-name-complex="Nimbus Mono L" fo:color="#800000" fo:background-color="#CCFFFF"/>
    </style:style>
    <style:style style:name="rststyle-codeblock-string" style:display-name="rststyle-codeblock-string" style:family="text" style:parent-style-name="Teletype">
      <style:text-properties style:font-name="Nimbus Mono L" style:font-name-asian="Nimbus Mono L" style:font-name-complex="Nimbus Mono L" fo:background-color="#FFFFFF"/>
    </style:style>
    <style:style style:name="rststyle-codeblock-number" style:display-name="rststyle-codeblock-number" style:family="text" style:parent-style-name="Teletype">
      <style:text-properties style:font-name="Nimbus Mono L" style:font-name-asian="Nimbus Mono L" style:font-name-complex="Nimbus Mono L" fo:color="#000080" fo:background-color="#CCFFFF"/>
    </style:style>
    <style:style style:name="rststyle-codeblock-comment" style:display-name="rststyle-codeblock-comment" style:family="text" style:parent-style-name="Teletype">
      <style:text-properties style:font-name="Nimbus Mono L" style:font-name-asian="Nimbus Mono L" style:font-name-complex="Nimbus Mono L" fo:background-color="#FFFFFF"/>
    </style:style>
    <style:style style:name="rststyle-codeblock-classname" style:display-name="rststyle-codeblock-classname" style:family="text" style:parent-style-name="Teletype">
      <style:text-properties style:font-name="Nimbus Mono L" style:font-name-asian="Nimbus Mono L" style:font-name-complex="Nimbus Mono L" fo:color="#808000" fo:background-color="#CCFFFF"/>
    </style:style>
    <style:style style:name="rststyle-codeblock-functionname" style:display-name="rststyle-codeblock-functionname" style:family="text" style:parent-style-name="Teletype">
      <style:text-properties style:font-name="Nimbus Mono L" style:font-name-asian="Nimbus Mono L" style:font-name-complex="Nimbus Mono L" fo:color="#808000" fo:background-color="#CCFFFF"/>
    </style:style>
    <style:style style:name="rststyle-codeblock-operator" style:display-name="rststyle-codeblock-operator" style:family="text" style:parent-style-name="Teletype">
      <style:text-properties style:font-name="Nimbus Mono L" style:font-name-asian="Nimbus Mono L" style:font-name-complex="Nimbus Mono L" fo:color="#CCCC00" fo:background-color="#CCFFFF"/>
    </style:style>
    <style:style style:name="rststyle-codeblock-name" style:display-name="rststyle-codeblock-name" style:family="text" style:parent-style-name="Teletype">
      <style:text-properties style:font-name="Nimbus Mono L" style:font-name-asian="Nimbus Mono L" style:font-name-complex="Nimbus Mono L" fo:color="#808000" fo:background-color="#CCFFFF"/>
    </style:style>
    <style:style style:name="rststyle-subscript" style:display-name="rststyle-subscript" style:family="text">
      <style:text-properties style:text-position="sub 66.6%"/>
    </style:style>
    <style:style style:name="rststyle-superscript" style:display-name="rststyle-superscript" style:family="text">
      <style:text-properties style:text-position="super 66.6%"/>
    </style:style>
    <style:style style:name="Captioncharacters" style:display-name="Caption characters" style:family="text"/>
    <style:style style:name="Definition" style:display-name="Definition" style:family="text"/>
    <style:style style:name="DropCaps" style:display-name="Drop Caps" style:family="text"/>
    <style:style style:name="Endnoteanchor" style:display-name="Endnote anchor" style:family="text">
      <style:text-properties style:text-position="super 66.6%"/>
    </style:style>
    <style:style style:name="EndnoteSymbol" style:display-name="Endnote Symbol" style:family="text"/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IndexLink" style:display-name="Index Link" style:family="text"/>
    <style:style style:name="Internetlink" style:display-name="Internet link" style:family="text">
      <style:text-properties style:font-name="Liberation Sans Narrow" style:font-name-asian="Liberation Sans Narrow" style:font-name-complex="Liberation Sans Narrow" fo:font-weight="bold" style:font-weight-asian="bold" fo:color="#00AAD4" style:text-underline-type="none" style:text-underline-color="font-color"/>
    </style:style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PageNumber" style:display-name="Page Number" style:family="text"/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CC" style:display-name="CC" style:family="text" style:parent-style-name="rststyle-strong">
      <style:text-properties style:font-name="Source Sans Pro Semibold" style:font-name-asian="Source Sans Pro Semibold" style:font-name-complex="Source Sans Pro Semibold" fo:font-weight="bold" style:font-weight-asian="bold" fo:color="#00AAD4" fo:background-color="transparent"/>
    </style:style>
    <style:style style:name="CC-inner" style:display-name="CC-inner" style:family="text" style:parent-style-name="CC">
      <style:text-properties style:font-name="Liberation Sans Narrow" style:font-name-asian="Liberation Sans Narrow" style:font-name-complex="Liberation Sans Narrow" fo:font-weight="normal" style:font-weight-asian="normal" fo:color="#B2B2B2" fo:background-color="transparent"/>
    </style:style>
    <style:style style:name="FooterCC" style:display-name="FooterCC" style:family="text">
      <style:text-properties style:font-name="Liberation Sans Narrow" style:font-name-asian="Liberation Sans Narrow" style:font-name-complex="Liberation Sans Narrow" fo:font-weight="bold" style:font-weight-asian="bold" fo:font-style="normal" style:font-style-asian="normal" style:font-style-complex="normal" fo:color="#00AAD4" style:text-underline-type="none" style:text-underline-color="font-color"/>
    </style:style>
    <style:style style:name="NoUnderline" style:display-name="NoUnderline" style:family="text">
      <style:text-properties style:font-name="Liberation Sans Narrow" style:font-name-asian="Liberation Sans Narrow" style:font-name-complex="Liberation Sans Narrow" fo:text-transform="none" fo:font-variant="normal" style:text-position="0% 100%" style:text-underline-type="none" style:text-underline-color="font-color"/>
    </style:style>
    <style:style style:name="InlineHint" style:display-name="Inline Hint" style:family="text">
      <style:text-properties style:font-name="Liberation Sans" style:font-name-asian="Liberation Sans" style:font-name-complex="Liberation Sans" fo:font-weight="bold" style:font-weight-asian="bold" fo:color="#00AAD4" fo:font-size="8pt" style:font-size-asian="8pt"/>
    </style:style>
    <style:style style:name="Strong" style:display-name="Strong" style:family="text">
      <style:text-properties fo:font-weight="bold" style:font-weight-asian="bold" fo:color="#000000"/>
    </style:style>
    <style:style style:name="LASTNAME" style:display-name="LASTNAME" style:family="text">
      <style:text-properties style:font-name="Liberation Sans Narrow" style:font-name-asian="Liberation Sans Narrow" style:font-name-complex="Liberation Sans Narrow" fo:text-transform="uppercase" style:text-position="0% 100%" style:text-underline-type="single" style:text-underline-style="solid" style:text-underline-width="auto" style:text-underline-mode="continuous" style:text-underline-color="#000000"/>
    </style:style>
    <style:style style:name="StrongEmphasis" style:display-name="Strong Emphasis" style:family="text">
      <style:text-properties fo:font-weight="bold" style:font-weight-asian="bold" style:font-weight-complex="bold" fo:color="#00A1BA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Source Sans Pro" style:font-name-asian="Source Sans Pro" style:font-name-complex="Source Sans Pro" fo:font-size="10pt" style:font-size-asian="10pt" style:font-size-complex="10pt" fo:language="en" fo:country="AU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Source Sans Pro" style:font-name-asian="Source Sans Pro" style:font-name-complex="Source Sans Pro" fo:font-weight="bold" style:font-weight-asian="bold" style:font-weight-complex="bold" fo:font-size="10pt" style:font-size-asian="10pt" style:font-size-complex="10pt" fo:language="en" fo:country="AU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Source Sans Pro" style:font-name-complex="Segoe UI" fo:font-size="9pt" style:font-size-asian="9pt" style:font-size-complex="9pt" fo:language="en" fo:country="AU"/>
    </style:style>
    <style:style style:name="WW_CharLFO2LVL2" style:family="text">
      <style:text-properties style:font-name="Liberation Sans Narrow" fo:font-weight="bold" style:font-weight-asian="bold" fo:font-style="normal" style:font-style-asian="normal" style:font-style-complex="normal" fo:color="#00AAD4" style:text-underline-type="none" style:text-underline-color="font-color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prefix="■ " style:num-suffix=". ■" style:num-format="1">
        <style:list-level-properties fo:text-align="end" text:space-before="0.5902in" text:min-label-width="0.1187in" text:list-level-position-and-space-mode="label-alignment">
          <style:list-level-label-alignment text:label-followed-by="listtab" fo:margin-left="0.709in" fo:text-indent="-0.118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style:font-name="Liberation Sans Narrow" fo:font-weight="bold" style:font-weight-asian="bold" fo:font-style="normal" style:font-style-asian="normal" style:font-style-complex="normal" fo:color="#00AAD4" style:text-underline-type="none" style:text-underline-color="font-color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prefix="■ " style:num-suffix=". ■" style:num-format="1">
        <style:list-level-properties fo:text-align="end" text:space-before="0.5902in" text:min-label-width="0.1187in" text:list-level-position-and-space-mode="label-alignment">
          <style:list-level-label-alignment text:label-followed-by="listtab" fo:margin-left="0.709in" fo:text-indent="-0.1187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2" style:family="text">
      <style:text-properties style:font-name="Liberation Sans Narrow" fo:font-weight="bold" style:font-weight-asian="bold" fo:font-style="normal" style:font-style-asian="normal" style:font-style-complex="normal" fo:color="#00AAD4" style:text-underline-type="none" style:text-underline-color="font-color"/>
    </style: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4LVL2" style:num-prefix="■ " style:num-suffix=". ■" style:num-format="1">
        <style:list-level-properties fo:text-align="end" text:space-before="0.5902in" text:min-label-width="0.1187in" text:list-level-position-and-space-mode="label-alignment">
          <style:list-level-label-alignment text:label-followed-by="listtab" fo:margin-left="0.709in" fo:text-indent="-0.1187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rststyle-enumlist" style:display-name="rststyle-enum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bulletlist" style:display-name="rststyle-bulletlist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tocenumlist" style:display-name="rststyle-tocenumlist">
      <text:list-level-style-number text:level="1" style:num-prefix=" " style:num-suffix="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 " style:num-suffix=" 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9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tocbulletlist" style:display-name="rststyle-tocbulletlist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0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blockquote-bulletlist" style:display-name="rststyle-blockquote-bulletlist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blockquote-enumlist" style:display-name="rststyle-blockquote-enum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2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highlights-bulletlist" style:display-name="rststyle-highlights-bulletlist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2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2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2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2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highlights-enumlist" style:display-name="rststyle-highlights-enum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4LVL9" style:family="text">
      <style:text-properties style:font-name="StarSymbol" style:font-name-asian="StarSymbol" style:font-name-complex="StarSymbol" fo:font-size="9pt" style:font-size-asian="9pt" style:font-size-complex="9pt"/>
    </style:style>
    <text:list-style style:name="rststyle-epigraph-bulletlist" style:display-name="rststyle-epigraph-bulletlist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rststyle-epigraph-enumlist" style:display-name="rststyle-epigraph-enum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arabic" style:display-name="rststyle-enumlist-arabic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loweralpha" style:display-name="rststyle-enumlist-loweralpha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lowerroman" style:display-name="rststyle-enumlist-lowerroman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upperalpha" style:display-name="rststyle-enumlist-upperalpha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ststyle-enumlist-upperroman" style:display-name="rststyle-enumlist-upperroman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="Liberation Sans Narrow" fo:font-weight="bold" style:font-weight-asian="bold" fo:font-style="normal" style:font-style-asian="normal" style:font-style-complex="normal" fo:color="#00AAD4" style:text-underline-type="none" style:text-underline-color="font-color"/>
    </style:style>
    <text:outline-style style:name="WW_OutlineListStyle_3">
      <text:outline-level-style text:level="1" style:num-format=""/>
      <text:outline-level-style text:level="2" text:style-name="WW_CharOUTLINELVL2" style:num-prefix="■ " style:num-suffix=". ■" style:num-format="1">
        <style:list-level-properties fo:text-align="end" text:space-before="0.5902in" text:min-label-width="0.1187in" text:list-level-position-and-space-mode="label-alignment">
          <style:list-level-label-alignment text:label-followed-by="listtab" fo:margin-left="0.709in" fo:text-indent="-0.1187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1LVL1" style:family="text">
      <style:text-properties style:font-name="starbats"/>
    </style:style>
    <style:style style:name="WW_CharLFO22LVL1" style:family="text">
      <style:text-properties style:font-name="starbats"/>
    </style:style>
    <style:style style:name="WW_CharLFO22LVL2" style:family="text">
      <style:text-properties style:font-name="starbats"/>
    </style:style>
    <style:style style:name="WW_CharLFO23LVL1" style:family="text">
      <style:text-properties style:font-name="starbats"/>
    </style:style>
    <style:style style:name="WW_CharLFO24LVL1" style:family="text">
      <style:text-properties style:font-name="starbats"/>
    </style:style>
    <style:style style:name="WW_CharLFO24LVL2" style:family="text">
      <style:text-properties style:font-name="starbats"/>
    </style:style>
    <style:style style:name="WW_CharLFO25LVL1" style:family="text">
      <style:text-properties style:font-name="starbat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1">
      <text:list-level-style-bullet text:level="1" text:style-name="WW_CharLFO21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bullet text:level="2" text:style-name="WW_CharLFO22LVL2" text:bullet-char="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bats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bullet text:level="1" text:style-name="WW_CharLFO24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bullet text:level="2" text:style-name="WW_CharLFO24LVL2" text:bullet-char="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bats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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bat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984in" fo:margin-bottom="0.5118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298in"/>
      </style:header-style>
      <style:footer-style>
        <style:header-footer-properties style:dynamic-spacing="true" fo:min-height="0.2361in"/>
      </style:footer-style>
    </style:page-layout>
    <style:style style:name="P2" style:parent-style-name="Header" style:family="paragraph">
      <style:text-properties style:font-name="Source Sans Pro Black"/>
    </style:style>
    <style:style style:name="T3" style:parent-style-name="DefaultParagraphFont" style:family="text">
      <style:text-properties style:font-name="Source Sans Pro Black"/>
    </style:style>
  </office:automatic-styles>
  <office:master-styles>
    <style:master-page style:name="MP0" style:page-layout-name="PL0">
      <style:header>
        <text:p text:style-name="Header"/>
        <text:p text:style-name="Header"/>
        <text:p text:style-name="P2"/>
      </style:header>
      <style:footer>
        <text:p text:style-name="Footer"><text:span text:style-name="T3">The Commons Conservancy<text:s/></text:span>■ Science Park 400 ■ 1098 XH Amsterdam<text:s/><text:tab/>page<text:s/><text:page-number text:fixed="false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ponsorship Agreement</dc:title>
    <meta:initial-creator>Guido</meta:initial-creator>
    <dc:creator>Guido Aben</dc:creator>
    <meta:creation-date>2022-07-07T11:30:00Z</meta:creation-date>
    <dc:date>2022-07-18T13:09:00Z</dc:date>
    <meta:template xlink:href="Normal.dotm" xlink:type="simple"/>
    <meta:editing-cycles>3</meta:editing-cycles>
    <meta:editing-duration>PT5040S</meta:editing-duration>
    <meta:document-statistic meta:page-count="4" meta:paragraph-count="13" meta:word-count="977" meta:character-count="6535" meta:row-count="46" meta:non-whitespace-character-count="5571"/>
  </office:meta>
</office:document-meta>
</file>